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74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461cm"/>
    </style:style>
    <style:style style:name="co4" style:family="table-column">
      <style:table-column-properties fo:break-before="auto" style:column-width="7.135cm"/>
    </style:style>
    <style:style style:name="co5" style:family="table-column">
      <style:table-column-properties fo:break-before="auto" style:column-width="4.54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817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5.453cm" fo:break-before="auto" style:use-optimal-row-height="true"/>
    </style:style>
    <style:style style:name="ro6" style:family="table-row">
      <style:table-row-properties style:row-height="32.039cm" fo:break-before="auto" style:use-optimal-row-height="true"/>
    </style:style>
    <style:style style:name="ro7" style:family="table-row">
      <style:table-row-properties style:row-height="15.058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5.186cm" fo:break-before="auto" style:use-optimal-row-height="true"/>
    </style:style>
    <style:style style:name="ro10" style:family="table-row">
      <style:table-row-properties style:row-height="3.9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style:vertical-align="top"/>
    </style:style>
    <style:style style:name="ce5" style:family="table-cell" style:parent-style-name="Default">
      <style:table-cell-properties fo:wrap-option="wrap" style:vertical-align="top"/>
      <style:text-properties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5" table:default-cell-style-name="ce2"/>
        <table:table-column table:style-name="co2" table:number-columns-repeated="58" table:default-cell-style-name="ce2"/>
        <table:table-row table:style-name="ro1">
          <table:table-cell table:style-name="ce1" office:value-type="string" calcext:value-type="string" table:number-columns-spanned="6" table:number-rows-spanned="1">
            <text:p>Sevice Methods,Params and Responses</text:p>
          </table:table-cell>
          <table:covered-table-cell table:style-name="ce1"/>
          <table:covered-table-cell table:number-columns-repeated="4"/>
          <table:table-cell table:number-columns-repeated="58"/>
        </table:table-row>
        <table:table-row table:style-name="ro1">
          <table:table-cell table:style-name="ce1" office:value-type="string" calcext:value-type="string">
            <text:p>Content-type</text:p>
          </table:table-cell>
          <table:table-cell table:style-name="ce1" office:value-type="string" calcext:value-type="string">
            <text:p>application/json</text:p>
          </table:table-cell>
          <table:table-cell/>
          <table:table-cell office:value-type="string" calcext:value-type="string">
            <text:p>Success Code</text:p>
          </table:table-cell>
          <table:table-cell office:value-type="float" office:value="200" calcext:value-type="float">
            <text:p>200</text:p>
          </table:table-cell>
          <table:table-cell table:number-columns-repeated="59"/>
        </table:table-row>
        <table:table-row table:style-name="ro1">
          <table:table-cell table:style-name="ce1" table:number-columns-repeated="2"/>
          <table:table-cell table:number-columns-repeated="62"/>
        </table:table-row>
        <table:table-row table:style-name="ro1">
          <table:table-cell office:value-type="string" calcext:value-type="string">
            <text:p>Operation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Access-token required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Sign up</text:p>
          </table:table-cell>
          <table:table-cell table:style-name="ce3" office:value-type="string" calcext:value-type="string">
            <text:p>auth/signup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fname": "joyal",</text:p>
            <text:p>    "lname": "baby",</text:p>
            <text:p>    "email": "joyalbaby2011@gmail.com",</text:p>
            <text:p>    "password": "1234Welcome",</text:p>
            <text:p>    "username": "joyalbaby2011"</text:p>
            <text:p>}</text:p>
          </table:table-cell>
          <table:table-cell table:style-name="ce5" office:value-type="string" calcext:value-type="string">
            <text:p>{ <text:s text:c="3"/>"access-token": "eyJ0e...WUi", <text:s text:c="3"/>"code": 200, <text:s text:c="3"/>"refresh-token": "eyJ0eXAiOiJK...Pczs", <text:s text:c="3"/>"status": "Success"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Sign In</text:p>
          </table:table-cell>
          <table:table-cell table:style-name="ce3" office:value-type="string" calcext:value-type="string">
            <text:p>/auth/signin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 "joyalbaby2011@gmail.com",</text:p>
            <text:p>    "password": "1234Welcome"</text:p>
            <text:p>}</text:p>
          </table:table-cell>
          <table:table-cell office:value-type="string" calcext:value-type="string">
            <text:p>{ <text:s text:c="3"/>"access-token": "eyJ0e...WUi", <text:s text:c="3"/>"code": 200, <text:s text:c="3"/>"refresh-token": "eyJ0eXAiOiJK...Pczs", <text:s text:c="3"/>"status": "Success"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Validate Username</text:p>
          </table:table-cell>
          <table:table-cell table:style-name="ce3" office:value-type="string" calcext:value-type="string">
            <text:p>/validateusernam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username":"joyalbaby2011"</text:p>
            <text:p>}</text:p>
          </table:table-cell>
          <table:table-cell office:value-type="string" calcext:value-type="string">
            <text:p>{</text:p>
            <text:p>    "code": 400,</text:p>
            <text:p>    "status": "Sorry, The username already exists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Validate Email</text:p>
          </table:table-cell>
          <table:table-cell office:value-type="string" calcext:value-type="string">
            <text:p>/validateemail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"joyalbaby2011@gmail.com"</text:p>
            <text:p>}</text:p>
          </table:table-cell>
          <table:table-cell office:value-type="string" calcext:value-type="string">
            <text:p>{</text:p>
            <text:p>    "code": 400,</text:p>
            <text:p>    "status": "Sorry, This email is already registered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Validate Session</text:p>
          </table:table-cell>
          <table:table-cell office:value-type="string" calcext:value-type="string">
            <text:p>/auth/validate/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status": "Valid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Forgot Password OTP</text:p>
          </table:table-cell>
          <table:table-cell office:value-type="string" calcext:value-type="string">
            <text:p>/auth/forgo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email":"joyalbaby2011@gmail.com"</text:span></text:p>
            <text:p><text:span text:style-name="T2">}</text:span>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Reset Password</text:p>
          </table:table-cell>
          <table:table-cell office:value-type="string" calcext:value-type="string">
            <text:p>/auth/rese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"joyalbaby2011@gmail.com",</text:p>
            <text:p>    "otp":"845652",</text:p>
            <text:p>    "password":"joyalbaby1234"</text:p>
            <text:p>}</text:p>
          </table:table-cell>
          <table:table-cell office:value-type="string" calcext:value-type="string">
            <text:p>{</text:p>
            <text:p>    "code": 400,</text:p>
            <text:p>    "status": "Incorrect OTP.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Sign out</text:p>
          </table:table-cell>
          <table:table-cell office:value-type="string" calcext:value-type="string">
            <text:p>/auth/signout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status": "Successfully logged out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5">
          <table:table-cell office:value-type="string" calcext:value-type="string">
            <text:p>Create Post</text:p>
          </table:table-cell>
          <table:table-cell office:value-type="string" calcext:value-type="string">
            <text:p>/post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</text:p>
            <text:p>    "post": "This is the post content",</text:p>
            <text:p>    "topic": "this is the title",</text:p>
            <text:p>    "privacy": "Public",</text:p>
            <text:p>    "attachments": [</text:p>
            <text:p>        {</text:p>
            <text:p>            "file_name": "attachment",</text:p>
            <text:p>            "file_ext":".pdf",</text:p>
            <text:p>            "file_type" :"application/pdf",</text:p>
            <text:p>            "data" :"UEsDBBk+092jSBQEAAIAAFQAAAAAAAAAAAAAAAA...AAB4tAAAAAA=="</text:p>
            <text:p>        }</text:p>
            <text:p>    ]</text:p>
            <text:p>}</text:p>
          </table:table-cell>
          <table:table-cell office:value-type="string" calcext:value-type="string">
            <text:p>{</text:p>
            <text:p>    "code": 200,</text:p>
            <text:p>    "data": {</text:p>
            <text:p>        "attachments": [</text:p>
            <text:p>            {</text:p>
            <text:p>                "data": "UesDBBQAAUEsFBgAAAAARABEAZQQAAB4tAAAAAA==",</text:p>
            <text:p>                "file_extension": ".pdf",</text:p>
            <text:p>                "file_name": "attachment",</text:p>
            <text:p>                "id": "5dff19ea9bcae35e74aa83d7",</text:p>
            <text:p>                "type": "application/pdf"</text:p>
            <text:p>            }</text:p>
            <text:p>        ],</text:p>
            <text:p>        "author": {</text:p>
            <text:p>            "language": "en/US",</text:p>
            <text:p>            "name": "joyal baby",</text:p>
            <text:p>            "user_name": "joyalbaby2011"</text:p>
            <text:p>        },</text:p>
            <text:p>        "created_on": "Sun, 22 Dec 2019 12:51:13 GMT",</text:p>
            <text:p>        "dislike": false,</text:p>
            <text:p>        "disliked_by": [],</text:p>
            <text:p>        "dislikes": 0,</text:p>
            <text:p>        "hashtags": [],</text:p>
            <text:p>        "id": "5dff19ea9bcae35e74aa83d8",</text:p>
            <text:p>        "liked": false,</text:p>
            <text:p>        "liked_by": [],</text:p>
            <text:p>        "likes": 0,</text:p>
            <text:p>        "post": "This is the post content",</text:p>
            <text:p>        "privacy": "Public",</text:p>
            <text:p>        "shares": 0,</text:p>
            <text:p>        "topic": "this is the title",</text:p>
            <text:p>        "updated_on": "Sun, 22 Dec 2019 12:51:13 GMT"</text:p>
            <text:p>    },</text:p>
            <text:p>    "status": "Saved successfully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6">
          <table:table-cell office:value-type="string" calcext:value-type="string">
            <text:p>View all post</text:p>
          </table:table-cell>
          <table:table-cell office:value-type="string" calcext:value-type="string">
            <text:p>/post/all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posts": [</text:p>
            <text:p>        {</text:p>
            <text:p>            "attachments": [</text:p>
            <text:p>                {</text:p>
            <text:p>                    "data": "UEsDBBk+092jSBQEAAIAAFQAAAAAAAAAAAAAAAAAAB4tAAAAAA==",</text:p>
            <text:p>                    "file_extension": ".pdf",</text:p>
            <text:p>                    "file_name": "attachment",</text:p>
            <text:p>                    "id": "5dff1d189865bac733f135fa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3:00:0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d189865bac733f135fb",</text:p>
            <text:p>            "liked": false,</text:p>
            <text:p>            "liked_by": [],</text:p>
            <text:p>            "likes": 0,</text:p>
            <text:p>            "post": "This is the post content 2",</text:p>
            <text:p>            "privacy": "Public",</text:p>
            <text:p>            "shares": 0,</text:p>
            <text:p>            "topic": "this is the title 2",</text:p>
            <text:p>            "updated_on": "Sun, 22 Dec 2019 13:00:03 GMT"</text:p>
            <text:p>        },</text:p>
            <text:p>        {</text:p>
            <text:p>            "attachments": [</text:p>
            <text:p>                {</text:p>
            <text:p>                    "data": "UEsDBBQAAAgAALE4lk+FbDmKLgAAAC4AAAAIAAAAbWltZXRAAAGoqAABtYW5pZmVzdC5yZGZQSwECFAAUAAgICACxOJZPTrTOdDIBAAAsBAAAFQAAAAAAAAAAAAAAAACpKwAATUVUQS1JTkYvbWFuaWZlc3QueG1sUEsFBgAAAAARABEAZQQAAB4tAAAAAA==",</text:p>
            <text:p>                    "file_extension": ".pdf",</text:p>
            <text:p>                    "file_name": "attachment",</text:p>
            <text:p>                    "id": "5dff19ea9bcae35e74aa83d7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2:51:1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9ea9bcae35e74aa83d8",</text:p>
            <text:p>            "liked": false,</text:p>
            <text:p>            "liked_by": [],</text:p>
            <text:p>            "likes": 0,</text:p>
            <text:p>            "post": "This is the post content",</text:p>
            <text:p>            "privacy": "Public",</text:p>
            <text:p>            "shares": 0,</text:p>
            <text:p>            "topic": "this is the title",</text:p>
            <text:p>            "updated_on": "Sun, 22 Dec 2019 12:51:13 GMT"</text:p>
            <text:p>        }</text:p>
            <text:p>    ]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7">
          <table:table-cell office:value-type="string" calcext:value-type="string">
            <text:p>View a post</text:p>
          </table:table-cell>
          <table:table-cell office:value-type="string" calcext:value-type="string">
            <text:p>/post/&lt;post_id&gt;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data": {</text:p>
            <text:p>        "attachments": [</text:p>
            <text:p>            {</text:p>
            <text:p>                "data": "UEsDBBk+092jSBQEAAIAAFQAAAAAAAAAAAAAAAAAAB4tAAAAAA==",</text:p>
            <text:p>                "file_extension": ".pdf",</text:p>
            <text:p>                "file_name": "attachment",</text:p>
            <text:p>                "id": "5dff1d189865bac733f135fa",</text:p>
            <text:p>                "type": "application/pdf"</text:p>
            <text:p>            }</text:p>
            <text:p>        ],</text:p>
            <text:p>        "author": {</text:p>
            <text:p>            "language": "en/US",</text:p>
            <text:p>            "name": "joyal baby",</text:p>
            <text:p>            "user_name": "joyalbaby2011"</text:p>
            <text:p>        },</text:p>
            <text:p>        "created_on": "Sun, 22 Dec 2019 13:00:03 GMT",</text:p>
            <text:p>        "dislike": false,</text:p>
            <text:p>        "disliked_by": [],</text:p>
            <text:p>        "dislikes": 0,</text:p>
            <text:p>        "hashtags": [],</text:p>
            <text:p>        "id": "5dff1d189865bac733f135fb",</text:p>
            <text:p>        "liked": false,</text:p>
            <text:p>        "liked_by": [],</text:p>
            <text:p>        "likes": 0,</text:p>
            <text:p>        "post": "This is the post content 2",</text:p>
            <text:p>        "privacy": "Public",</text:p>
            <text:p>        "shares": 0,</text:p>
            <text:p>        "topic": "this is the title 2",</text:p>
            <text:p>        "updated_on": "Sun, 22 Dec 2019 13:00:03 GMT"</text:p>
            <text:p>    }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8">
          <table:table-cell office:value-type="string" calcext:value-type="string">
            <text:p>Delete a post</text:p>
          </table:table-cell>
          <table:table-cell office:value-type="string" calcext:value-type="string">
            <text:p>post/delet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post": "5dff1d189865bac733f135fb"</text:span></text:p>
            <text:p><text:span text:style-name="T2">}</text:span></text:p>
          </table:table-cell>
          <table:table-cell office:value-type="string" calcext:value-type="string">
            <text:p>{</text:p>
            <text:p>    "post": "5dff1d189865bac733f135fb"</text:p>
            <text:p>}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Like Post</text:p>
          </table:table-cell>
          <table:table-cell office:value-type="string" calcext:value-type="string">
            <text:p>/post/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post": "5dff1d189865bac733f135fb"</text:span></text:p>
            <text:p><text:span text:style-name="T2">}</text:span>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Dislike Post</text:p>
          </table:table-cell>
          <table:table-cell office:value-type="string" calcext:value-type="string">
            <text:p>/post/dis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post": "5dff1d189865bac733f135fb"</text:span></text:p>
            <text:p><text:span text:style-name="T2">}</text:span>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9">
          <table:table-cell office:value-type="string" calcext:value-type="string">
            <text:p>Search User</text:p>
          </table:table-cell>
          <table:table-cell office:value-type="string" calcext:value-type="string">
            <text:p>/search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search":"joyalbaby2011"</text:p>
            <text:p>}</text:p>
          </table:table-cell>
          <table:table-cell office:value-type="string" calcext:value-type="string">
            <text:p>{</text:p>
            <text:p>    "code": 200,</text:p>
            <text:p>    "data": [</text:p>
            <text:p>        {</text:p>
            <text:p>            "language": "en/US",</text:p>
            <text:p>            "name": "joyal baby",</text:p>
            <text:p>            "user_name": "joyalbaby2011",’profile_image’:”oiuhjiuhjIUHIbibiuyIHB...==”</text:p>
            <text:p>        }</text:p>
            <text:p>    ],</text:p>
            <text:p>    "status": "Success"</text:p>
            <text:p>}</text:p>
          </table:table-cell>
          <table:table-cell table:number-columns-repeated="59"/>
        </table:table-row>
        <table:table-row table:style-name="ro10">
          <table:table-cell office:value-type="string" calcext:value-type="string">
            <text:p>Profile picture Upload</text:p>
          </table:table-cell>
          <table:table-cell office:value-type="string" calcext:value-type="string">
            <text:p><text:span text:style-name="T1">profile</text:span>/upload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“file_name”:image.jpg,”file_ext”:”.jpg”,”file_type”:”image/jpg”,”data”:”UuvibshHJH....”}</text:p>
          </table:table-cell>
          <table:table-cell table:style-name="ce3" office:value-type="string" calcext:value-type="string">
            <text:p><text:span text:style-name="T3">{'code':200,'status':'Profile image uploaded successfully.</text:span>',}</text:p>
          </table:table-cell>
          <table:table-cell table:number-columns-repeated="59"/>
        </table:table-row>
        <table:table-row table:style-name="ro1" table:number-rows-repeated="104855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2">00/00/0000</text:date>, <text:time style:data-style-name="N2" text:time-value="20:10:42.3596356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22T11:26:48.223571474</meta:creation-date>
    <dc:date>2020-02-22T20:13:18.217192163</dc:date>
    <meta:editing-duration>PT3H41M55S</meta:editing-duration>
    <meta:editing-cycles>8</meta:editing-cycles>
    <meta:generator>LibreOffice/6.3.4.2$Linux_X86_64 LibreOffice_project/30$Build-2</meta:generator>
    <meta:document-statistic meta:table-count="1" meta:cell-count="100" meta:object-count="0"/>
  </office:meta>
</office:document-meta>
</file>